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05cm" draw:marker-start="Circle" draw:marker-start-width="1.524cm" draw:marker-end="Circle" draw:marker-end-width="1.524cm" draw:textarea-horizontal-align="left" draw:textarea-vertical-align="top" draw:auto-grow-height="false" fo:min-height="8.513cm" fo:min-width="13.343cm" fo:padding-top="0.277cm" fo:padding-bottom="0.277cm" fo:padding-left="0.402cm" fo:padding-right="0.402cm"/>
    </style:style>
    <style:style style:name="gr2" style:family="graphic" style:parent-style-name="standard">
      <style:graphic-properties svg:stroke-width="0.305cm" svg:stroke-color="#ff6600" draw:marker-start="Circle" draw:marker-start-width="1.524cm" draw:marker-end="Circle" draw:marker-end-width="1.524cm" draw:fill-color="#ff9900" draw:textarea-horizontal-align="right" draw:textarea-vertical-align="top" draw:auto-grow-height="false" fo:min-height="8.209cm" fo:min-width="13.039cm" fo:padding-top="0.277cm" fo:padding-bottom="0.277cm" fo:padding-left="0.402cm" fo:padding-right="0.402cm"/>
    </style:style>
    <style:style style:name="gr3" style:family="graphic" style:parent-style-name="standard">
      <style:graphic-properties svg:stroke-width="0.305cm" svg:stroke-color="#314004" draw:marker-start="Circle" draw:marker-start-width="1.524cm" draw:marker-end="Circle" draw:marker-end-width="1.524cm" draw:fill="solid" draw:fill-color="#66cc00" draw:textarea-horizontal-align="left" draw:textarea-vertical-align="bottom" draw:auto-grow-height="false" fo:min-height="8.209cm" fo:min-width="13.039cm" fo:padding-top="0.277cm" fo:padding-bottom="0.277cm" fo:padding-left="0.402cm" fo:padding-right="0.402cm"/>
    </style:style>
    <style:style style:name="gr4" style:family="graphic" style:parent-style-name="standard">
      <style:graphic-properties svg:stroke-width="0.305cm" svg:stroke-color="#3333ff" draw:marker-start="Circle" draw:marker-start-width="1.524cm" draw:marker-end="Circle" draw:marker-end-width="1.524cm" draw:fill="solid" draw:fill-color="#cfe7f5" draw:textarea-horizontal-align="right" draw:textarea-vertical-align="bottom" draw:auto-grow-height="false" fo:min-height="8.209cm" fo:min-width="13.039cm" fo:padding-top="0.277cm" fo:padding-bottom="0.277cm" fo:padding-left="0.402cm" fo:padding-right="0.402cm"/>
    </style:style>
    <style:style style:name="gr5" style:family="graphic" style:parent-style-name="standard">
      <style:graphic-properties draw:fill="solid" draw:fill-color="#4e376b" draw:fill-hatch-solid="false" draw:opacity="90%" draw:textarea-horizontal-align="justify" draw:textarea-vertical-align="middle" draw:auto-grow-height="false" fo:min-height="8.259cm" fo:min-width="19.312cm" draw:shadow-offset-x="0.203cm" draw:shadow-offset-y="0.203cm" draw:shadow-opacity="90%"/>
    </style:style>
    <style:style style:name="gr6" style:family="graphic" style:parent-style-name="measure" style:list-style-name="L1">
      <style:graphic-properties svg:stroke-width="0.102cm" svg:stroke-color="#ff3333" draw:marker-start-width="0.352cm" draw:marker-end-width="0.352cm" draw:textarea-vertical-align="middle"/>
    </style:style>
    <style:style style:name="gr7" style:family="graphic" style:parent-style-name="measure" style:list-style-name="L1">
      <style:graphic-properties svg:stroke-width="0.102cm" svg:stroke-color="#ff3333" draw:marker-start-width="0.352cm" draw:marker-end-width="0.352cm" draw:textarea-vertical-align="middle" draw:line-distance="0.862cm"/>
    </style:style>
    <style:style style:name="gr8" style:family="graphic" style:parent-style-name="standard">
      <style:graphic-properties draw:textarea-horizontal-align="justify" draw:textarea-vertical-align="middle" draw:auto-grow-height="false" fo:min-height="0.783cm" fo:min-width="3.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763cm" svg:x="1cm" svg:y="1cm">
          <text:p text:style-name="P1">Fichier HGT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43cm" svg:height="8.763cm" svg:x="15.1cm" svg:y="1cm">
          <text:p text:style-name="P1">Fichier HG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843cm" svg:height="8.763cm" svg:x="1cm" svg:y="10cm">
          <text:p text:style-name="P1">Fichier HGT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843cm" svg:height="8.763cm" svg:x="15.1cm" svg:y="10cm">
          <text:p text:style-name="P1">Fichier HGT 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812cm" svg:height="8.509cm" svg:x="6.715cm" svg:y="5.572cm">
          <text:p text:style-name="P1">Région à dessiner</text:p>
          <draw:enhanced-geometry svg:viewBox="0 0 21600 21600" draw:type="rectangle" draw:enhanced-path="M 0 0 L 21600 0 21600 21600 0 21600 0 0 Z N"/>
        </draw:custom-shape>
        <draw:measure draw:style-name="gr6" draw:text-style-name="P2" draw:layer="measurelines" svg:x1="6.715cm" svg:y1="5.564cm" svg:x2="14.589cm" svg:y2="5.564cm">
          <text:p text:style-name="P2">xCrit</text:p>
        </draw:measure>
        <draw:measure draw:style-name="gr7" draw:text-style-name="P2" draw:layer="layout" svg:x1="6.639cm" svg:y1="9.89cm" svg:x2="6.639cm" svg:y2="5.572cm">
          <text:p text:style-name="P2">yCrit</text:p>
        </draw:measure>
        <draw:custom-shape draw:style-name="gr8" draw:text-style-name="P1" draw:layer="layout" svg:width="3.81cm" svg:height="1.143cm" svg:x="4.729cm" svg:y="14.281cm">
          <text:p text:style-name="P1">bottomL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143cm" svg:x="24.603cm" svg:y="4.429cm">
          <text:p text:style-name="P1">topR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z </meta:initial-creator>
    <meta:creation-date>2015-05-27T23:03:17.212293660</meta:creation-date>
    <dc:date>2015-05-27T23:34:26.532676325</dc:date>
    <dc:creator>vinz </dc:creator>
    <meta:editing-duration>PT12M29S</meta:editing-duration>
    <meta:editing-cycles>5</meta:editing-cycles>
    <meta:generator>LibreOffice/4.3.7.2$Linux_X86_64 LibreOffice_project/430$Build-2</meta:generator>
    <meta:document-statistic meta:object-count="9"/>
  </office:meta>
</office:document-meta>
</file>